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5PDroidSans" svg:font-family="H5PDroidSans,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17.912cm"/>
        </style:tab-stops>
      </style:paragraph-properties>
      <style:text-properties style:font-name="Arial"/>
    </style:style>
    <style:style style:name="P2" style:family="paragraph" style:parent-style-name="Standard" style:list-style-name="L1">
      <style:paragraph-properties>
        <style:tab-stops>
          <style:tab-stop style:position="17.912cm"/>
        </style:tab-stops>
      </style:paragraph-properties>
      <style:text-properties style:font-name="Arial"/>
    </style:style>
    <style:style style:name="P3" style:family="paragraph" style:parent-style-name="Standard">
      <style:paragraph-properties>
        <style:tab-stops>
          <style:tab-stop style:position="17.912cm"/>
        </style:tab-stops>
      </style:paragraph-properties>
      <style:text-properties style:font-name="Arial" fo:font-weight="bold" style:font-weight-asian="bold" style:font-weight-complex="bold"/>
    </style:style>
    <style:style style:name="T1" style:family="text">
      <style:text-properties fo:font-variant="normal" fo:text-transform="none" fo:color="#00c1f1" style:font-name="H5PDroidSans" fo:font-size="12pt" fo:letter-spacing="normal" fo:font-style="normal"/>
    </style:style>
    <style:style style:name="T2" style:family="text">
      <style:text-properties fo:font-variant="normal" fo:text-transform="none" style:font-name="H5PDroidSans" fo:font-size="12pt" fo:letter-spacing="normal" fo:font-style="normal"/>
    </style:style>
    <style:style style:name="T3" style:family="text">
      <style:text-properties fo:font-variant="normal" fo:text-transform="none" fo:color="#000000" style:font-name="H5PDroidSans" fo:font-size="12pt" fo:letter-spacing="normal" fo:font-style="normal"/>
    </style:style>
    <style:style style:name="T4" style:family="text">
      <style:text-properties fo:color="#000000"/>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3">What Is Exeinfo PE?</text:span></text:span><text:span text:style-name="T4"> </text:span></text:p>
      <text:p text:style-name="P1">Exeinfo PE ist ein statisches Analysetool, das Malware-Ermittler bei der Analyse der Eigenschaften einer Datei unterstützt. Genauer gesagt wird es verwendet, um festzustellen, ob Malware mit erkannten Packern gepackt ist. Benutzer können die Datei in das Tool ziehen, das dann zahlreiche dateibezogene Details generiert, z. B. ob die Datei über ein elektronisches Zertifikat verfügt und die Packmethode.</text:p>
      <text:p text:style-name="P1"/>
      <text:p text:style-name="P3">Exeinfo PE's Main Features</text:p>
      <text:p text:style-name="P1">Einstiegspunkt - Diese Funktion zeigt den Wert des Codes am Anfang der Datei an.<text:line-break/>Dateiversatz - Diese Funktion zeigt die Zeichenbits ab dem Beginn des Codes an.<text:line-break/>Erste Bytes - Um einen Dateityp korrekt zu identifizieren, muss zunächst die Dateisignatur untersucht werden, die durch hexadezimale Werte dargestellt wird. Da diese Werte je nach Erweiterung und Plattform variieren, kann die Erweiterung oder Plattform einer Datei anhand der ersten Bytes der Datei bestimmt werden.<text:line-break/>Gepackt - Gibt an, ob die Datei gepackt ist. Dieses Feld enthält Links zu Disassembler- und Debugger-Seiten.</text:p>
      <text:p text:style-name="P1"/>
      <text:p text:style-name="P3">Exeinfo PE's Main Features</text:p>
      <text:list xml:id="list1176344174466678673" text:style-name="L1">
        <text:list-item>
          <text:p text:style-name="P2">Compiler-Informationen - Diese Funktion enthält Angaben zu den verwendeten<text:line-break/> Compilern. Wenn die Datei komprimiert ist, liefert dieses Feld Informationen über das Werkzeug<text:line-break/> das zur Komprimierung verwendet wurde, so dass der Benutzer die Datei dekomprimieren kann.<text:line-break/><text:line-break/>6. <text:s/>Abschnittsbetrachter - In diesem Feld werden die verschiedenen Abschnitte der Datei angezeigt, sowie die<text:line-break/> ausführbare, lesbare und schreibbare Abschnitte.</text:p>
        </text:list-item>
      </text:list>
      <text:p text:style-name="P1"/>
      <text:p text:style-name="P1"/>
      <text:p text:style-name="P3">How Does Exeinfo PE Relate to Cybersecurity?</text:p>
      <text:p text:style-name="P1">Böswillige Hacker komprimieren und verschleiern ihren Code häufig, was die Erkennung und Analyse der Malware erschwert. Mit diesem Tool können Analysten feststellen, ob eine Datei gepackt oder verschleiert ist. UPX zum Beispiel ist ein Standard-Dateikomprimierungsprogramm. Wenn Sie die Datei an das Programm senden und UPX-Packer-Indikatoren beobachten, können Sie schnell feststellen, dass die Datei gepackt ist. Diese Information kann bei der Entscheidung über die nächsten Schritte der Untersuchung helf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5PDroidSans" svg:font-family="H5PDroidSans,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085cm" fo:margin-bottom="1.282cm" fo:margin-left="1.058cm" fo:margin-right="1.23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3S</meta:editing-duration>
    <meta:editing-cycles>3</meta:editing-cycles>
    <meta:generator>OpenOffice/4.1.14$Win32 OpenOffice.org_project/4114m1$Build-9811</meta:generator>
    <dc:date>2024-01-09T09:31:42.96</dc:date>
    <dc:creator>kaos sevdalisi</dc:creator>
    <meta:document-statistic meta:table-count="0" meta:image-count="0" meta:object-count="0" meta:page-count="1" meta:paragraph-count="8" meta:word-count="289" meta:character-count="2038"/>
    <meta:user-defined meta:name="Info 1"/>
    <meta:user-defined meta:name="Info 2"/>
    <meta:user-defined meta:name="Info 3"/>
    <meta:user-defined meta:name="Info 4"/>
  </office:meta>
</office:document-meta>
</file>